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group_5f_information" style:display-name="group_information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group_5f_information.A" style:display-name="group_information.A" style:family="table-column">
      <style:table-column-properties style:column-width="3.4625in" style:rel-column-width="32767*"/>
    </style:style>
    <style:style style:name="group_5f_information.1" style:display-name="group_information.1" style:family="table-row">
      <style:table-row-properties fo:keep-together="auto"/>
    </style:style>
    <style:style style:name="group_5f_information.A1" style:display-name="group_information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group_5f_information.A2" style:display-name="group_information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group_5f_information.B2" style:display-name="group_information.B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group_5f_information.A3" style:display-name="group_information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group_5f_information.B3" style:display-name="group_information.B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group_5f_information.B9" style:display-name="group_information.B9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group_5f_information.A10" style:display-name="group_information.A10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group_5f_information.B10" style:display-name="group_information.B10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7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ea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9ea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da7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7ca8" officeooo:paragraph-rsid="00177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da7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5488" officeooo:paragraph-rsid="001954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7ca8" officeooo:paragraph-rsid="00177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7ca8" officeooo:paragraph-rsid="001954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7ca8" officeooo:paragraph-rsid="00177c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95488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3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font-name="Liberation Serif" fo:font-weight="normal" officeooo:rsid="001bc32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group_information" table:style-name="group_5f_information" table:template-name="Box List Blue">
        <table:table-column table:style-name="group_5f_information.A" table:number-columns-repeated="2"/>
        <table:table-row table:style-name="group_5f_information.1">
          <table:table-cell table:style-name="group_5f_information.A1" office:value-type="string">
            <text:p text:style-name="P5">Group project declaration</text:p>
          </table:table-cell>
          <table:table-cell table:style-name="group_5f_information.A1" office:value-type="string">
            <text:p text:style-name="P13"/>
          </table:table-cell>
        </table:table-row>
        <table:table-row table:style-name="group_5f_information.1">
          <table:table-cell table:style-name="group_5f_information.A2" office:value-type="string">
            <text:p text:style-name="P9">Group Name</text:p>
          </table:table-cell>
          <table:table-cell table:style-name="group_5f_information.B2" office:value-type="float" office:value="0">
            <text:p text:style-name="P9">The Data Pipers</text:p>
          </table:table-cell>
        </table:table-row>
        <table:table-row table:style-name="group_5f_information.1">
          <table:table-cell table:style-name="group_5f_information.A3" office:value-type="string">
            <text:p text:style-name="P10">Member <text:span text:style-name="T1">(1)</text:span></text:p>
          </table:table-cell>
          <table:table-cell table:style-name="group_5f_information.B3" office:value-type="float" office:value="0">
            <text:p text:style-name="P10">Diego Martínez Echevarría</text:p>
            <text:p text:style-name="P10"><text:a xlink:type="simple" xlink:href="mailto:dmartinezechevarria@gmail.com" text:style-name="Internet_20_link" text:visited-style-name="Visited_20_Internet_20_Link">dmartinezechevarria@gmail.com</text:a></text:p>
            <text:p text:style-name="P10">Spain/<text:span text:style-name="T1">Denmark</text:span></text:p>
            <text:p text:style-name="P10">Data Analyst</text:p>
          </table:table-cell>
        </table:table-row>
        <table:table-row table:style-name="TableLine94902255907360">
          <table:table-cell table:style-name="group_5f_information.A2" office:value-type="string">
            <text:p text:style-name="P11">Member <text:span text:style-name="T1">(2)</text:span></text:p>
          </table:table-cell>
          <table:table-cell table:style-name="group_5f_information.B2" office:value-type="float" office:value="0">
            <text:p text:style-name="P9">Jennifer Turley</text:p>
            <text:p text:style-name="P9"><text:a xlink:type="simple" xlink:href="mailto:jennifer.turley@ucdconnect.ie" text:style-name="Internet_20_link" text:visited-style-name="Visited_20_Internet_20_Link">jennifer.turley@ucdconnect.ie</text:a></text:p>
            <text:p text:style-name="P9">Ireland</text:p>
            <text:p text:style-name="P9">Data Analyst</text:p>
          </table:table-cell>
        </table:table-row>
        <table:table-row table:style-name="TableLine94902255907360">
          <table:table-cell table:style-name="group_5f_information.A3" office:value-type="string">
            <text:p text:style-name="P2">Problem description</text:p>
          </table:table-cell>
          <table:table-cell table:style-name="group_5f_information.B3">
            <text:p text:style-name="P12"/>
          </table:table-cell>
        </table:table-row>
        <table:table-row table:style-name="TableLine94902255907360">
          <table:table-cell table:style-name="group_5f_information.A2" office:value-type="string">
            <text:p text:style-name="P2">Business understanding</text:p>
          </table:table-cell>
          <table:table-cell table:style-name="group_5f_information.B2">
            <text:p text:style-name="P12"/>
          </table:table-cell>
        </table:table-row>
        <table:table-row table:style-name="group_5f_information.1">
          <table:table-cell table:style-name="group_5f_information.A3" office:value-type="string">
            <text:p text:style-name="P2">Project lifecycle along with deadline</text:p>
          </table:table-cell>
          <table:table-cell table:style-name="group_5f_information.B3">
            <text:p text:style-name="P12"/>
          </table:table-cell>
        </table:table-row>
        <table:table-row table:style-name="group_5f_information.1">
          <table:table-cell table:style-name="group_5f_information.A2" office:value-type="string">
            <text:p text:style-name="P2">Data Intake report</text:p>
          </table:table-cell>
          <table:table-cell table:style-name="group_5f_information.B2">
            <text:p text:style-name="P12"/>
          </table:table-cell>
        </table:table-row>
        <table:table-row table:style-name="group_5f_information.1">
          <table:table-cell table:style-name="group_5f_information.A3" office:value-type="string">
            <text:p text:style-name="P4">Github Repo link</text:p>
          </table:table-cell>
          <table:table-cell table:style-name="group_5f_information.B9" office:value-type="string">
            <text:p text:style-name="P8"><text:a xlink:type="simple" xlink:href="https://github.com/dme48/data-pipers" text:style-name="Internet_20_link" text:visited-style-name="Visited_20_Internet_20_Link"><text:span text:style-name="T3">https://github.com/dme48/data-pipers</text:span></text:a></text:p>
          </table:table-cell>
        </table:table-row>
        <table:table-row table:style-name="TableLine94902255907360">
          <table:table-cell table:style-name="group_5f_information.A10" office:value-type="string">
            <text:p text:style-name="P3"/>
          </table:table-cell>
          <table:table-cell table:style-name="group_5f_information.B10">
            <text:p text:style-name="P7"><text:span text:style-name="T2"/>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67348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9:18:45.977139322</meta:creation-date>
    <dc:date>2022-02-02T23:22:39.762809744</dc:date>
    <meta:editing-duration>PT8M9S</meta:editing-duration>
    <meta:editing-cycles>5</meta:editing-cycles>
    <meta:generator>LibreOffice/7.1.8.1$Linux_X86_64 LibreOffice_project/10$Build-1</meta:generator>
    <meta:document-statistic meta:table-count="1" meta:image-count="0" meta:object-count="0" meta:page-count="1" meta:paragraph-count="19" meta:word-count="41" meta:character-count="360" meta:non-whitespace-character-count="338"/>
  </office:meta>
</office:document-meta>
</file>